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2000002EE3FDD617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Verdana" svg:font-family="Verdana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árrafo_20_de_20_lista">
      <style:paragraph-properties loext:contextual-spacing="false" fo:margin-top="0cm" fo:margin-bottom="0cm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Normal">
      <style:paragraph-properties loext:contextual-spacing="false" fo:margin-top="0cm" fo:margin-bottom="0cm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loext:contextual-spacing="false" fo:margin-top="0cm" fo:margin-bottom="0cm"/>
      <style:text-properties fo:color="#ffc000" style:font-name="Baskerville Old Face" fo:font-size="12pt" style:font-size-asian="12pt" style:language-asian="es" style:country-asian="ES"/>
    </style:style>
    <style:style style:name="P4" style:family="paragraph" style:parent-style-name="Normal">
      <style:paragraph-properties loext:contextual-spacing="false" fo:margin-top="0cm" fo:margin-bottom="0cm"/>
      <style:text-properties fo:color="#ffc000" style:font-name="Baskerville Old Face" fo:font-size="12pt" style:font-size-asian="12pt" style:language-asian="es" style:country-asian="ES"/>
    </style:style>
    <style:style style:name="P5" style:family="paragraph" style:parent-style-name="Normal">
      <style:paragraph-properties loext:contextual-spacing="false" fo:margin-top="0cm" fo:margin-bottom="0cm"/>
      <style:text-properties fo:color="#ffc000" style:font-name="Baskerville Old Face" fo:font-size="12pt" style:font-size-asian="12pt" style:language-asian="es" style:country-asian="ES"/>
    </style:style>
    <style:style style:name="P6" style:family="paragraph" style:parent-style-name="Normal">
      <style:paragraph-properties fo:margin-top="0cm" fo:margin-bottom="0cm"/>
    </style:style>
    <style:style style:name="P7" style:family="paragraph" style:parent-style-name="Párrafo_20_de_20_lista" style:master-page-name="MP0">
      <style:paragraph-properties loext:contextual-spacing="false" fo:margin-left="0cm" fo:margin-right="0cm" fo:margin-top="0cm" fo:margin-bottom="0cm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color="#ffc000" style:font-name="Baskerville Old Face" fo:font-size="12pt" style:font-size-asian="12pt" style:language-asian="es" style:country-asian="ES"/>
    </style:style>
    <style:style style:name="T4" style:family="text">
      <style:text-properties fo:font-size="8pt" style:font-size-asian="7pt" style:font-size-complex="8pt"/>
    </style:style>
    <style:style style:name="T5" style:family="text">
      <style:text-properties fo:font-variant="normal" fo:text-transform="none" fo:color="#217a94" style:font-name="Verdana" fo:font-size="10.5pt" fo:letter-spacing="normal" fo:font-style="normal" fo:font-weight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 </text:p>
      <text:p text:style-name="P1"/>
      <text:p text:style-name="P2">2. </text:p>
      <text:p text:style-name="P2">3. </text:p>
      <text:p text:style-name="P2">4. descanso para escribirte esta carta. </text:p>
      <text:p text:style-name="P2"/>
      <text:p text:style-name="P2">5. </text:p>
      <text:p text:style-name="P2">6. </text:p>
      <text:p text:style-name="P2">7.</text:p>
      <text:p text:style-name="P2"/>
      <text:p text:style-name="P2">8. </text:p>
      <text:p text:style-name="P2">9.</text:p>
      <text:p text:style-name="P2">10.</text:p>
      <text:p text:style-name="P2"/>
      <text:p text:style-name="P2">11. </text:p>
      <text:p text:style-name="P2">12. </text:p>
      <text:p text:style-name="P2">13. </text:p>
      <text:p text:style-name="P2">14. </text:p>
      <text:p text:style-name="P2"/>
      <text:p text:style-name="P2">15. </text:p>
      <text:p text:style-name="P2">16. </text:p>
      <text:p text:style-name="P6"><text:span text:style-name="T2">17. </text:span><text:span text:style-name="T5">siempre que se lo dices al profesor cuando realizas tus prácticas. Me gusta tanto que</text:span> </text:p>
      <text:p text:style-name="P2"/>
      <text:p text:style-name="P2">18.<text:span text:style-name="T4">Bueno,chico, debo ayudar a los elfos en la fábrica y asegurarme de que todos los </text:span><text:s text:c="2"/></text:p>
      <text:p text:style-name="P2">19. </text:p>
      <text:p text:style-name="P2">20. </text:p>
      <text:p text:style-name="P2"/>
      <text:p text:style-name="Normal"><text:soft-page-break/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Verdana" svg:font-family="Verdana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loext:contextual-spacing="false"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ooter" style:family="paragraph" style:parent-style-name="Normal" style:class="extra">
      <style:paragraph-properties loext:contextual-spacing="false"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2.679cm" svg:y="-0.191cm" svg:width="20.241cm" style:rel-width="scale" svg:height="28.642cm" style:rel-height="scale" draw:z-index="1"><draw:image xlink:href="Pictures/1000000000000212000002EE3FDD6177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/>
    <dc:description/>
    <dc:subject/>
    <meta:initial-creator>David</meta:initial-creator>
    <meta:creation-date>2017-11-19T18:42:00Z</meta:creation-date>
    <dc:date>2017-11-20T10:16:06.88</dc:date>
    <meta:editing-cycles>16</meta:editing-cycles>
    <meta:editing-duration>PT27M8S</meta:editing-duration>
    <meta:document-statistic meta:table-count="0" meta:image-count="1" meta:object-count="0" meta:page-count="2" meta:paragraph-count="21" meta:word-count="55" meta:character-count="277"/>
    <dc:creator>MIGUEL ANGEL </dc:creator>
    <meta:template xlink:type="simple" xlink:actuate="onRequest" xlink:title="" xlink:href="Normal.dotm"/>
  </office:meta>
</office:document-meta>
</file>